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1000001AEEB797E02.png"/>
  <manifest:file-entry manifest:media-type="image/png" manifest:full-path="Pictures/10000000000001C60000010F20269945.png"/>
  <manifest:file-entry manifest:media-type="image/png" manifest:full-path="Pictures/10000000000004A1000001F26CB21698.png"/>
  <manifest:file-entry manifest:media-type="image/png" manifest:full-path="Pictures/10000000000001A800000186477093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7.142cm" draw:z-index="0"><draw:image xlink:href="Pictures/10000000000004A1000001F26CB21698.png" xlink:type="simple" xlink:show="embed" xlink:actuate="onLoad"/></draw:frame></text:p>
      <text:p text:style-name="Standard"><draw:frame draw:style-name="fr3" draw:name="graphics3" text:anchor-type="paragraph" svg:x="0.64cm" svg:y="7.699cm" svg:width="11.88cm" svg:height="11.377cm" draw:z-index="2"><draw:image xlink:href="Pictures/10000000000001C1000001AEEB797E02.png" xlink:type="simple" xlink:show="embed" xlink:actuate="onLoad"/></draw:frame><draw:frame draw:style-name="fr2" draw:name="graphics2" text:anchor-type="paragraph" svg:width="12.012cm" svg:height="7.17cm" draw:z-index="1"><draw:image xlink:href="Pictures/10000000000001C60000010F20269945.png" xlink:type="simple" xlink:show="embed" xlink:actuate="onLoad"/></draw:frame></text:p>
      <text:p text:style-name="P1"><draw:frame draw:style-name="fr3" draw:name="graphics4" text:anchor-type="paragraph" svg:x="2.625cm" svg:y="0.661cm" svg:width="11.218cm" svg:height="10.319cm" draw:z-index="3"><draw:image xlink:href="Pictures/10000000000001A800000186477093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58S</meta:editing-duration>
    <meta:editing-cycles>4</meta:editing-cycles>
    <meta:generator>OpenOffice/4.1.0$Win32 OpenOffice.org_project/410m18$Build-9764</meta:generator>
    <dc:date>2014-07-11T15:28:32.03</dc:date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